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473b" officeooo:paragraph-rsid="000e473b"/>
    </style:style>
    <style:style style:name="P2" style:family="paragraph" style:parent-style-name="Standard">
      <style:text-properties officeooo:rsid="000fc517" officeooo:paragraph-rsid="000fc517"/>
    </style:style>
    <style:style style:name="P3" style:family="paragraph" style:parent-style-name="Standard">
      <style:text-properties officeooo:rsid="00119b36" officeooo:paragraph-rsid="00119b36"/>
    </style:style>
    <style:style style:name="T1" style:family="text">
      <style:text-properties officeooo:rsid="000fc517"/>
    </style:style>
    <style:style style:name="T2" style:family="text">
      <style:text-properties officeooo:rsid="00119b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: <text:s/>moar-printable-LCD-shell-front</text:p>
      <text:p text:style-name="P1"/>
      <text:p text:style-name="P1">Printer: <text:s/>Lulzbot TAZ 6 MOARstruder</text:p>
      <text:p text:style-name="P1"/>
      <text:p text:style-name="P1">Material: PC-max Polymaker</text:p>
      <text:p text:style-name="P1"/>
      <text:p text:style-name="P1">Time: <text:s/>39min</text:p>
      <text:p text:style-name="P1"/>
      <text:p text:style-name="P3">Other: <text:s/>glue stick used on bed; zig zag patten for infill, top and bottom layers; extra wall; no skirt</text:p>
      <text:p text:style-name="P1"/>
      <text:p text:style-name="P1">The first initial layer looks good, though it is slightly uneven in the application. <text:s/>This may be due to the application of glue onto the bed.</text:p>
      <text:p text:style-name="P1"/>
      <text:p text:style-name="P1">The final product is functional. <text:s/>It lays flat on a surface, but the top layer just looks messy. <text:s/><text:span text:style-name="T1">I’m not sure why the walls are nice, even and smooth, but the zig zag pattern is raised up and uneven. <text:s/>It looks passable along the bottom of it, but in between the holes it just doesn’t look good. <text:s/>Next print I will use the concentric pattern.</text:span></text:p>
      <text:p text:style-name="P1"/>
      <text:p text:style-name="P2">The holes are another issue. <text:s/>10 of the 13 screw holes are filled in and would require a <text:span text:style-name="T2">pointy hot end to open them up. <text:s/>Earlier prints with the Aerostruder, all of the holes were open enough to be used, with only occasionally needing a hot end to open a hole more. <text:s/></text:span></text:p>
      <text:p text:style-name="P2"/>
      <text:p text:style-name="P3">The biggest issue is the top layer, which is what the customer would be looking at. <text:s/>It’s uneven, looks messy, and just doesn’t look good aesthetically. <text:s/>I want to try printing it again with a concentric top and and bottom layers to see if there will be a differe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0:12:04.550339045</meta:creation-date>
    <dc:date>2018-04-18T10:42:15.316108504</dc:date>
    <meta:editing-duration>PT9M50S</meta:editing-duration>
    <meta:editing-cycles>1</meta:editing-cycles>
    <meta:document-statistic meta:table-count="0" meta:image-count="0" meta:object-count="0" meta:page-count="1" meta:paragraph-count="9" meta:word-count="223" meta:character-count="1231" meta:non-whitespace-character-count="1002"/>
    <meta:generator>LibreOffice/5.2.7.2$Linux_X86_64 LibreOffice_project/20m0$Build-2</meta:generator>
  </office:meta>
</office:document-meta>
</file>